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A6465E40.png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84d1" draw:fill-color="#6699cc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0.826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draw:marker-end="Small_20_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65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color="#000000" draw:fill="solid" draw:fill-color="#000000" draw:textarea-vertical-align="middle"/>
    </style:style>
    <style:style style:name="gr21" style:family="graphic" style:parent-style-name="standard">
      <style:graphic-properties svg:stroke-color="#ffffff" draw:fill-color="#ffffff" draw:textarea-vertical-align="middle"/>
    </style:style>
    <style:style style:name="gr22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8.9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8.9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8.9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8.9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8.9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9.25cm" svg:y="14.5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2.9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4.6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4.6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4.6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4.6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2.95cm" svg:y="14.5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1.95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2.45cm 23.7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11.25cm" svg:y1="17cm" svg:x2="11.95cm" svg:y2="20cm" draw:start-shape="id1" draw:start-glue-point="1" draw:end-shape="id2" draw:end-glue-point="3" svg:d="M11250 17000h350v3000h350">
          <text:p/>
        </draw:connector>
        <draw:connector draw:style-name="gr8" draw:text-style-name="P1" draw:layer="layout" svg:x1="11.25cm" svg:y1="19cm" svg:x2="11.95cm" svg:y2="20cm" draw:start-shape="id3" draw:start-glue-point="1" draw:end-shape="id2" draw:end-glue-point="3" svg:d="M11250 19000h350v1000h350">
          <text:p/>
        </draw:connector>
        <draw:connector draw:style-name="gr8" draw:text-style-name="P1" draw:layer="layout" svg:x1="11.25cm" svg:y1="21cm" svg:x2="11.95cm" svg:y2="20cm" draw:start-shape="id4" draw:start-glue-point="1" draw:end-shape="id2" draw:end-glue-point="3" svg:d="M11250 21000h350v-1000h350">
          <text:p/>
        </draw:connector>
        <draw:connector draw:style-name="gr8" draw:text-style-name="P1" draw:layer="layout" svg:x1="11.25cm" svg:y1="23cm" svg:x2="11.95cm" svg:y2="20cm" draw:start-shape="id5" draw:start-glue-point="1" draw:end-shape="id2" draw:end-glue-point="3" svg:d="M11250 23000h350v-3000h350">
          <text:p/>
        </draw:connector>
        <draw:connector draw:style-name="gr8" draw:text-style-name="P1" draw:layer="layout" svg:x1="14.65cm" svg:y1="17cm" svg:x2="13.95cm" svg:y2="20cm" draw:start-shape="id6" draw:start-glue-point="3" draw:end-shape="id2" draw:end-glue-point="1" svg:d="M14650 17000h-350v3000h-350">
          <text:p/>
        </draw:connector>
        <draw:connector draw:style-name="gr8" draw:text-style-name="P1" draw:layer="layout" svg:x1="14.65cm" svg:y1="19cm" svg:x2="13.95cm" svg:y2="20cm" draw:start-shape="id7" draw:start-glue-point="3" draw:end-shape="id2" draw:end-glue-point="1" svg:d="M14650 19000h-350v1000h-350">
          <text:p/>
        </draw:connector>
        <draw:connector draw:style-name="gr8" draw:text-style-name="P1" draw:layer="layout" svg:x1="14.65cm" svg:y1="21cm" svg:x2="13.95cm" svg:y2="20cm" draw:start-shape="id8" draw:start-glue-point="3" draw:end-shape="id2" draw:end-glue-point="1" svg:d="M14650 21000h-350v-1000h-350">
          <text:p/>
        </draw:connector>
        <draw:connector draw:style-name="gr8" draw:text-style-name="P1" draw:layer="layout" svg:x1="14.65cm" svg:y1="23cm" svg:x2="13.95cm" svg:y2="20cm" draw:start-shape="id9" draw:start-glue-point="3" draw:end-shape="id2" draw:end-glue-point="1" svg:d="M14650 23000h-350v-3000h-350">
          <text:p/>
        </draw:connector>
        <draw:connector draw:style-name="gr9" draw:text-style-name="P1" draw:layer="layout" draw:type="curve" svg:x1="8.95cm" svg:y1="17cm" svg:x2="6.23cm" svg:y2="17.015cm" draw:start-shape="id1" draw:start-glue-point="3" draw:end-shape="id10" draw:end-glue-point="1" svg:d="M8950 17000c-2040 0-680 15-2720 15">
          <text:p/>
        </draw:connector>
        <draw:frame draw:style-name="gr10" draw:text-style-name="P1" xml:id="id10" draw:id="id10" draw:layer="layout" svg:width="2.83cm" svg:height="2.83cm" svg:x="3.4cm" svg:y="15.6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custom-shape draw:style-name="gr11" draw:text-style-name="P1" draw:layer="layout" svg:width="4cm" svg:height="10cm" svg:x="38.1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8.1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8.1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1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1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15cm" svg:y="14.6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42.1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43.8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3.8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3.8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3.8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15cm" svg:y="14.6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41.15cm" svg:y="16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1.65cm 23.8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0.45cm" svg:y1="17.1cm" svg:x2="41.15cm" svg:y2="20.1cm" draw:start-shape="id11" draw:start-glue-point="1" draw:end-shape="id12" draw:end-glue-point="3" svg:d="M40450 17100h350v3000h350">
          <text:p/>
        </draw:connector>
        <draw:connector draw:style-name="gr8" draw:text-style-name="P1" draw:layer="layout" svg:x1="40.45cm" svg:y1="19.1cm" svg:x2="41.15cm" svg:y2="20.1cm" draw:start-shape="id13" draw:start-glue-point="1" draw:end-shape="id12" draw:end-glue-point="3" svg:d="M40450 19100h350v1000h350">
          <text:p/>
        </draw:connector>
        <draw:connector draw:style-name="gr8" draw:text-style-name="P1" draw:layer="layout" svg:x1="40.45cm" svg:y1="21.1cm" svg:x2="41.15cm" svg:y2="20.1cm" draw:start-shape="id14" draw:start-glue-point="1" draw:end-shape="id12" draw:end-glue-point="3" svg:d="M40450 21100h350v-1000h350">
          <text:p/>
        </draw:connector>
        <draw:connector draw:style-name="gr8" draw:text-style-name="P1" draw:layer="layout" svg:x1="40.45cm" svg:y1="23.1cm" svg:x2="41.15cm" svg:y2="20.1cm" draw:start-shape="id15" draw:start-glue-point="1" draw:end-shape="id12" draw:end-glue-point="3" svg:d="M40450 23100h350v-3000h350">
          <text:p/>
        </draw:connector>
        <draw:connector draw:style-name="gr8" draw:text-style-name="P1" draw:layer="layout" svg:x1="43.85cm" svg:y1="17.1cm" svg:x2="43.15cm" svg:y2="20.1cm" draw:start-shape="id16" draw:start-glue-point="3" draw:end-shape="id12" draw:end-glue-point="1" svg:d="M43850 17100h-350v3000h-350">
          <text:p/>
        </draw:connector>
        <draw:connector draw:style-name="gr8" draw:text-style-name="P1" draw:layer="layout" svg:x1="43.85cm" svg:y1="19.1cm" svg:x2="43.15cm" svg:y2="20.1cm" draw:start-shape="id17" draw:start-glue-point="3" draw:end-shape="id12" draw:end-glue-point="1" svg:d="M43850 19100h-350v1000h-350">
          <text:p/>
        </draw:connector>
        <draw:connector draw:style-name="gr8" draw:text-style-name="P1" draw:layer="layout" svg:x1="43.85cm" svg:y1="21.1cm" svg:x2="43.15cm" svg:y2="20.1cm" draw:start-shape="id18" draw:start-glue-point="3" draw:end-shape="id12" draw:end-glue-point="1" svg:d="M43850 21100h-350v-1000h-350">
          <text:p/>
        </draw:connector>
        <draw:connector draw:style-name="gr8" draw:text-style-name="P1" draw:layer="layout" svg:x1="43.85cm" svg:y1="23.1cm" svg:x2="43.15cm" svg:y2="20.1cm" draw:start-shape="id19" draw:start-glue-point="3" draw:end-shape="id12" draw:end-glue-point="1" svg:d="M43850 23100h-350v-3000h-350">
          <text:p/>
        </draw:connector>
        <draw:frame draw:style-name="gr12" draw:text-style-name="P5" draw:layer="layout" svg:width="8cm" svg:height="1.076cm" svg:x="8.95cm" svg:y="24.524cm">
          <draw:text-box>
            <text:p text:style-name="P1"><text:span text:style-name="T3">SERIAL SWITCH</text:span></text:p>
          </draw:text-box>
        </draw:frame>
        <draw:frame draw:style-name="gr12" draw:text-style-name="P5" draw:layer="layout" svg:width="8cm" svg:height="1.076cm" svg:x="38.15cm" svg:y="24.6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4.05cm" svg:height="1.797cm" svg:x="49.75cm" svg:y="16.2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3" draw:text-style-name="P6" draw:layer="layout" svg:width="15.2cm" svg:height="2.2cm" svg:x="33.7cm" svg:y="11.5cm">
          <draw:text-box>
            <text:p text:style-name="P1"><text:span text:style-name="T4">Helicopter</text:span></text:p>
          </draw:text-box>
        </draw:frame>
        <draw:frame draw:style-name="gr13" draw:text-style-name="P6" draw:layer="layout" svg:width="15.2cm" svg:height="2.2cm" svg:x="5cm" svg:y="11.3cm">
          <draw:text-box>
            <text:p text:style-name="P1"><text:span text:style-name="T4">Ground Control</text:span></text:p>
          </draw:text-box>
        </draw:frame>
        <draw:frame draw:style-name="gr14" draw:text-style-name="P4" draw:layer="layout" svg:width="1.9cm" svg:height="1.2cm" svg:x="6.5cm" svg:y="15.7cm">
          <draw:text-box>
            <text:p text:style-name="P1"><text:span text:style-name="T1">USB</text:span></text:p>
          </draw:text-box>
        </draw:frame>
        <draw:line draw:style-name="gr15" draw:text-style-name="P1" draw:layer="layout" svg:x1="7cm" svg:y1="17cm" svg:x2="6.1cm" svg:y2="17cm">
          <text:p/>
        </draw:line>
        <draw:line draw:style-name="gr15" draw:text-style-name="P1" draw:layer="layout" svg:x1="8.45cm" svg:y1="17cm" svg:x2="9.15cm" svg:y2="17cm">
          <text:p/>
        </draw:line>
        <draw:frame draw:style-name="gr16" draw:text-style-name="P4" draw:layer="layout" svg:width="2.7cm" svg:height="0.983cm" svg:x="46.8cm" svg:y="16cm">
          <draw:text-box>
            <text:p text:style-name="P1"><text:span text:style-name="T1">RS-232</text:span></text:p>
          </draw:text-box>
        </draw:frame>
        <draw:connector draw:style-name="gr17" draw:text-style-name="P1" draw:layer="layout" draw:type="line" svg:x1="46.15cm" svg:y1="17.1cm" svg:x2="49.683cm" svg:y2="17.093cm" draw:start-shape="id16" draw:start-glue-point="1" svg:d="M46150 17100l3533-7">
          <text:p/>
        </draw:connector>
        <draw:frame draw:style-name="gr18" draw:text-style-name="P4" draw:layer="layout" svg:width="6.5cm" svg:height="1.715cm" svg:x="1.4cm" svg:y="18.385cm">
          <draw:text-box>
            <text:p text:style-name="P1"><text:span text:style-name="T1">Q Ground Control</text:span></text:p>
          </draw:text-box>
        </draw:frame>
        <draw:frame draw:style-name="gr18" draw:text-style-name="P4" draw:layer="layout" svg:width="3.7cm" svg:height="1.715cm" svg:x="49.8cm" svg:y="16.685cm">
          <draw:text-box>
            <text:p text:style-name="P1"><text:span text:style-name="T1">pixhawk</text:span></text:p>
          </draw:text-box>
        </draw:frame>
        <draw:frame draw:style-name="gr10" draw:text-style-name="P1" draw:layer="layout" svg:width="2.8cm" svg:height="2.8cm" draw:transform="rotate (3.1415926535892) translate (26.2cm 19.8cm)">
          <draw:image xlink:href="Pictures/100002010000032000000320A6465E40.png" xlink:type="simple" xlink:show="embed" xlink:actuate="onLoad">
            <text:p/>
          </draw:image>
        </draw:frame>
        <draw:g>
          <draw:g>
            <draw:rect draw:style-name="gr19" draw:text-style-name="P1" draw:layer="layout" svg:width="2.5cm" svg:height="1.2cm" svg:x="20.2cm" svg:y="16.3cm">
              <text:p/>
            </draw:rect>
            <draw:rect draw:style-name="gr20" draw:text-style-name="P1" draw:layer="layout" svg:width="1.5cm" svg:height="0.4cm" svg:x="20.7cm" svg:y="16.7cm">
              <text:p/>
            </draw:rect>
          </draw:g>
          <draw:circle draw:style-name="gr21" draw:text-style-name="P1" draw:layer="layout" svg:width="0.3cm" svg:height="0.3cm" svg:x="20.3cm" svg:y="16.8cm">
            <text:p/>
          </draw:circle>
          <draw:circle draw:style-name="gr21" draw:text-style-name="P1" draw:layer="layout" svg:width="0.3cm" svg:height="0.3cm" svg:x="21.1cm" svg:y="16.8cm">
            <text:p/>
          </draw:circle>
          <draw:circle draw:style-name="gr21" draw:text-style-name="P1" draw:layer="layout" svg:width="0.3cm" svg:height="0.3cm" svg:x="20.7cm" svg:y="16.8cm">
            <text:p/>
          </draw:circle>
        </draw:g>
        <draw:line draw:style-name="gr22" draw:text-style-name="P1" draw:layer="layout" svg:x1="17cm" svg:y1="16.9cm" svg:x2="20.1cm" svg:y2="16.9cm">
          <text:p/>
        </draw:line>
        <draw:line draw:style-name="gr22" draw:text-style-name="P1" draw:layer="layout" svg:x1="24.7cm" svg:y1="17.1cm" svg:x2="22.8cm" svg:y2="17cm">
          <text:p/>
        </draw:line>
        <draw:line draw:style-name="gr15" draw:text-style-name="P1" draw:layer="layout" svg:x1="19.4cm" svg:y1="16.9cm" svg:x2="20.1cm" svg:y2="16.9cm">
          <text:p/>
        </draw:line>
        <draw:line draw:style-name="gr15" draw:text-style-name="P1" draw:layer="layout" svg:x1="17.9cm" svg:y1="16.9cm" svg:x2="17cm" svg:y2="16.9cm">
          <text:p/>
        </draw:line>
        <draw:frame draw:style-name="gr10" draw:text-style-name="P1" draw:layer="layout" svg:width="2.8cm" svg:height="2.8cm" draw:transform="rotate (3.1415926535892) translate (31.3cm 19.9cm)">
          <draw:image xlink:href="Pictures/100002010000032000000320A6465E40.png" xlink:type="simple" xlink:show="embed" xlink:actuate="onLoad">
            <text:p/>
          </draw:image>
        </draw:frame>
        <draw:g xml:id="id20" draw:id="id20">
          <draw:g>
            <draw:rect draw:style-name="gr19" draw:text-style-name="P1" draw:layer="layout" svg:width="2.5cm" svg:height="1.2cm" svg:x="32.7cm" svg:y="16.5cm">
              <text:p/>
            </draw:rect>
            <draw:rect draw:style-name="gr20" draw:text-style-name="P1" draw:layer="layout" svg:width="1.5cm" svg:height="0.4cm" svg:x="33.2cm" svg:y="16.9cm">
              <text:p/>
            </draw:rect>
          </draw:g>
          <draw:circle draw:style-name="gr21" draw:text-style-name="P1" draw:layer="layout" svg:width="0.3cm" svg:height="0.3cm" svg:x="32.8cm" svg:y="17cm">
            <text:p/>
          </draw:circle>
          <draw:circle draw:style-name="gr21" draw:text-style-name="P1" draw:layer="layout" svg:width="0.3cm" svg:height="0.3cm" svg:x="33.6cm" svg:y="17cm">
            <text:p/>
          </draw:circle>
          <draw:circle draw:style-name="gr21" draw:text-style-name="P1" draw:layer="layout" svg:width="0.3cm" svg:height="0.3cm" svg:x="33.2cm" svg:y="17cm">
            <text:p/>
          </draw:circle>
        </draw:g>
        <draw:connector draw:style-name="gr17" draw:text-style-name="P1" draw:layer="layout" draw:type="line" svg:x1="35.2cm" svg:y1="17.1cm" svg:x2="38.15cm" svg:y2="17.1cm" draw:start-shape="id20" draw:start-glue-point="1" draw:end-shape="id11" draw:end-glue-point="3" svg:d="M35200 17100h2950">
          <text:p/>
        </draw:connector>
        <draw:line draw:style-name="gr9" draw:text-style-name="P1" draw:layer="layout" svg:x1="32.5cm" svg:y1="17.1cm" svg:x2="29.9cm" svg:y2="17.1cm">
          <text:p/>
        </draw:line>
        <draw:line draw:style-name="gr23" draw:text-style-name="P1" draw:layer="layout" svg:x1="27.6cm" svg:y1="11.3cm" svg:x2="27.6cm" svg:y2="2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0T14:15:18.73</dc:date>
    <meta:editing-duration>PT55M24S</meta:editing-duration>
    <meta:editing-cycles>15</meta:editing-cycles>
    <meta:generator>OpenOffice/4.1.3$Win32 OpenOffice.org_project/413m1$Build-9783</meta:generator>
    <dc:creator>Stefanie Schmidiger</dc:creator>
    <meta:document-statistic meta:object-count="81"/>
  </office:meta>
</office:document-meta>
</file>